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fab9" officeooo:paragraph-rsid="0012fab9"/>
    </style:style>
    <style:style style:name="P2" style:family="paragraph" style:parent-style-name="Standard">
      <style:text-properties officeooo:paragraph-rsid="00131a1f"/>
    </style:style>
    <style:style style:name="P3" style:family="paragraph" style:parent-style-name="Standard">
      <style:text-properties officeooo:rsid="00131a1f" officeooo:paragraph-rsid="00131a1f"/>
    </style:style>
    <style:style style:name="P4" style:family="paragraph" style:parent-style-name="Standard">
      <style:text-properties officeooo:rsid="0014cd2c" officeooo:paragraph-rsid="0014cd2c"/>
    </style:style>
    <style:style style:name="P5" style:family="paragraph" style:parent-style-name="Standard">
      <style:text-properties officeooo:rsid="0015eda9" officeooo:paragraph-rsid="0015eda9"/>
    </style:style>
    <style:style style:name="P6" style:family="paragraph" style:parent-style-name="Standard">
      <style:text-properties officeooo:rsid="001bc7de" officeooo:paragraph-rsid="001bc7de"/>
    </style:style>
    <style:style style:name="P7" style:family="paragraph" style:parent-style-name="Standard">
      <style:text-properties officeooo:rsid="001da977" officeooo:paragraph-rsid="001da977"/>
    </style:style>
    <style:style style:name="P8" style:family="paragraph" style:parent-style-name="Standard" style:list-style-name="List_20_1">
      <style:text-properties officeooo:rsid="001da977" officeooo:paragraph-rsid="001da977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31a1f" officeooo:paragraph-rsid="00131a1f" style:font-weight-asian="bold" style:font-weight-complex="bold"/>
    </style:style>
    <style:style style:name="P12" style:family="paragraph" style:parent-style-name="Standard">
      <style:text-properties fo:font-weight="bold" officeooo:rsid="001bc7de" officeooo:paragraph-rsid="001bc7de" style:font-weight-asian="bold" style:font-weight-complex="bold"/>
    </style:style>
    <style:style style:name="P13" style:family="paragraph" style:parent-style-name="Text_20_body" style:list-style-name="List_20_1"/>
    <style:style style:name="P14" style:family="paragraph" style:parent-style-name="Text_20_body">
      <style:text-properties officeooo:rsid="001fc44d" officeooo:paragraph-rsid="001fc44d"/>
    </style:style>
    <style:style style:name="P15" style:family="paragraph" style:parent-style-name="Text_20_body">
      <style:text-properties officeooo:rsid="00205d46" officeooo:paragraph-rsid="00205d46"/>
    </style:style>
    <style:style style:name="P16" style:family="paragraph" style:parent-style-name="Text_20_body">
      <style:text-properties officeooo:rsid="00205d46" officeooo:paragraph-rsid="00241ad7"/>
    </style:style>
    <style:style style:name="T1" style:family="text">
      <style:text-properties officeooo:rsid="00108172"/>
    </style:style>
    <style:style style:name="T2" style:family="text">
      <style:text-properties officeooo:rsid="0010cf38"/>
    </style:style>
    <style:style style:name="T3" style:family="text">
      <style:text-properties officeooo:rsid="00121191"/>
    </style:style>
    <style:style style:name="T4" style:family="text">
      <style:text-properties officeooo:rsid="0012fab9"/>
    </style:style>
    <style:style style:name="T5" style:family="text">
      <style:text-properties officeooo:rsid="0014cd2c"/>
    </style:style>
    <style:style style:name="T6" style:family="text">
      <style:text-properties officeooo:rsid="0015ac8e"/>
    </style:style>
    <style:style style:name="T7" style:family="text">
      <style:text-properties officeooo:rsid="0017e3e6"/>
    </style:style>
    <style:style style:name="T8" style:family="text">
      <style:text-properties officeooo:rsid="001ba37f"/>
    </style:style>
    <style:style style:name="T9" style:family="text">
      <style:text-properties officeooo:rsid="001da977"/>
    </style:style>
    <style:style style:name="T10" style:family="text">
      <style:text-properties officeooo:rsid="001fc44d"/>
    </style:style>
    <style:style style:name="T11" style:family="text">
      <style:text-properties officeooo:rsid="0022242e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1</text:p>
      <text:p text:style-name="P9"/>
      <text:p text:style-name="P9">Que - SDLC overview- create a one page infographic that outlines the SDLC phases(Requirement, Design, Implementation, Testing, Deployment), highlighting the importance of each and how they interconnect.</text:p>
      <text:p text:style-name="P10"/>
      <text:p text:style-name="P9">Ans -</text:p>
      <text:p text:style-name="Standard">There are total 5 phases in SDLC</text:p>
      <text:p text:style-name="Standard"><text:s/><text:span text:style-name="T1">1. </text:span>Requirement</text:p>
      <text:p text:style-name="Standard"><text:s/><text:span text:style-name="T1">2. </text:span>Design</text:p>
      <text:p text:style-name="Standard"><text:s/><text:span text:style-name="T4">3</text:span><text:span text:style-name="T2">. </text:span>Implementation</text:p>
      <text:p text:style-name="Standard"><text:s/><text:span text:style-name="T2">4. </text:span>Testing </text:p>
      <text:p text:style-name="Standard"><text:s/><text:span text:style-name="T2">5. </text:span>Deployment</text:p>
      <text:p text:style-name="Standard"/>
      <text:p text:style-name="Standard"><text:span text:style-name="T2">1. </text:span>Requirement -</text:p>
      <text:p text:style-name="Standard">Importance: Establishes project scope, goals and objectives.</text:p>
      <text:p text:style-name="Standard"><text:span text:style-name="T4">I</text:span>nterconnect: Set the foundation for subsequent phases by defining what needs to be developed.</text:p>
      <text:p text:style-name="Standard"><text:s text:c="3"/></text:p>
      <text:p text:style-name="Standard"><text:span text:style-name="T2">2. </text:span>Design -</text:p>
      <text:p text:style-name="P2"><text:span text:style-name="T4">I</text:span>mportance: Transforms requirements into <text:span text:style-name="T3">a blueprint for development.</text:span></text:p>
      <text:p text:style-name="Standard"><text:span text:style-name="T4">I</text:span><text:span text:style-name="T3">nterconnect: </text:span><text:span text:style-name="T4">Bridges the gap between requirements and implementation by outlining system architecture and user interface.</text:span></text:p>
      <text:p text:style-name="Standard"/>
      <text:p text:style-name="P1">3. Implementation -</text:p>
      <text:p text:style-name="P1">Importance: Translates design into actual code and development.</text:p>
      <text:p text:style-name="P1">Interconnect: Turns design into a functioning product by writing, coding, and integrating software</text:p>
      <text:p text:style-name="P1">components.</text:p>
      <text:p text:style-name="P1"/>
      <text:p text:style-name="P1">4. Testing -</text:p>
      <text:p text:style-name="P1">Importance: Validates software functionality and quality.</text:p>
      <text:p text:style-name="P3">Interconnect: Ensures that the implemented solution meets specified requirements and is free of defects.</text:p>
      <text:p text:style-name="P3"/>
      <text:p text:style-name="P3">5. Deployment -</text:p>
      <text:p text:style-name="P3">Importance: Releases the software for use by end users.</text:p>
      <text:p text:style-name="P3">Interconnect: Marks the final phase where the developed software is deployed and maintained in the production environment.</text:p>
      <text:p text:style-name="P3"/>
      <text:p text:style-name="P3"/>
      <text:p text:style-name="P11">Assignment 2</text:p>
      <text:p text:style-name="P11"/>
      <text:p text:style-name="P11">Que – Develop a case study analyzing the implementation of SDLC phases in a real-world engineering project. Evalutes how Requirement gathering, Design, Implementation, Testing, Deployment, and Maintenance contribute to project outcomes.</text:p>
      <text:p text:style-name="P11"/>
      <text:p text:style-name="P3"><text:span text:style-name="T12">Ans- </text:span><text:span text:style-name="T5">A real world example of the software development life cycle(SDLC) in Engineering project could be the process of developing a machine learning model to predict customer for a telecommunications company.</text:span></text:p>
      <text:p text:style-name="P3"/>
      <text:p text:style-name="P4">1. Requirement Gathering: Define project goals, data sources, and success metrics. Explore and preprocess the data, identifying relevant features and potential challenges.</text:p>
      <text:p text:style-name="P4"/>
      <text:p text:style-name="P4"><text:soft-page-break/>2. Design: Choose a suitable machine learning algorithm and design the model architecture.</text:p>
      <text:p text:style-name="P4"/>
      <text:p text:style-name="P4">3. Implementation: Develop the model using programming languages like Python or java, and integrate it with existing systems.</text:p>
      <text:p text:style-name="P4"/>
      <text:p text:style-name="P4">4. Testing: <text:span text:style-name="T6">Evalutes the model’s performance using validation technique and adjust parameters as needed.</text:span></text:p>
      <text:p text:style-name="P4"/>
      <text:p text:style-name="P4"/>
      <text:p text:style-name="P5">5. Deployment: Deploy the model into production, ensuring scalability, reliability, and security.</text:p>
      <text:p text:style-name="P5"/>
      <text:p text:style-name="P5">6. <text:span text:style-name="T7">Maintenance: Monitor the model’s performance over time, </text:span><text:span text:style-name="T8">retriving it with new data and making updates as necessary to adopt to changing conditions.</text:span></text:p>
      <text:p text:style-name="P5"/>
      <text:p text:style-name="P5"/>
      <text:p text:style-name="P12">Assignment 3</text:p>
      <text:p text:style-name="P12"/>
      <text:p text:style-name="P12">Que – Research and compare SDLC models suitable for engineering projects. Present finding <text:s/>on waterfall model, Agile, Spiral, and V model approaches, emphasizing their advantages, disadvantages, and applicability in different engineering contexts.</text:p>
      <text:p text:style-name="P12"/>
      <text:p text:style-name="P6"><text:span text:style-name="T12">Ans –</text:span> <text:span text:style-name="T9">SDLC models</text:span></text:p>
      <text:p text:style-name="P7">1. Waterfall model:</text:p>
      <text:list xml:id="list3285736123" text:style-name="List_20_1">
        <text:list-item>
          <text:p text:style-name="P8">Advantages: Clear structure, easy to understand and manage, well-suited for small projects with clear requirements.</text:p>
        </text:list-item>
        <text:list-item>
          <text:p text:style-name="P8">Disadvantages: Lack of flexibility <text:span text:style-name="T10">for changing requirements, limited user involvement until the end of the project, can lead to long development cycles.</text:span></text:p>
        </text:list-item>
        <text:list-item>
          <text:p text:style-name="P13">Applicability: Best suited for projects with stable requirements and where changes are unlikely.</text:p>
        </text:list-item>
      </text:list>
      <text:p text:style-name="Text_20_body"/>
      <text:p text:style-name="P15"/>
      <text:p text:style-name="P16"/>
      <text:p text:style-name="P1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4:11:26.479298811</meta:creation-date>
    <dc:date>2024-06-09T19:48:45.668205116</dc:date>
    <meta:editing-duration>P1DT21H16M3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432" meta:character-count="3105" meta:non-whitespace-character-count="2704"/>
  </office:meta>
</office:document-meta>
</file>